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25a9dc" officeooo:paragraph-rsid="0025a9dc"/>
    </style:style>
    <style:style style:name="P2" style:family="paragraph" style:parent-style-name="Standard">
      <style:paragraph-properties fo:line-height="110%" fo:text-align="center" style:justify-single-word="false"/>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3" style:family="paragraph" style:parent-style-name="Standard">
      <style:paragraph-properties fo:line-height="110%"/>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4" style:family="paragraph" style:parent-style-name="Standard">
      <style:paragraph-properties fo:line-height="110%" fo:text-align="end" style:justify-single-word="false"/>
      <style:text-properties style:font-name="Cambria" fo:font-size="14pt" fo:language="en" fo:country="US" fo:font-weight="normal" officeooo:rsid="00087c6d" officeooo:paragraph-rsid="0026ac06" style:font-size-asian="14pt" style:font-weight-asian="normal" style:font-size-complex="14pt" style:font-weight-complex="normal"/>
    </style:style>
    <style:style style:name="P5"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6"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24aa22" officeooo:paragraph-rsid="0026ac06" style:font-size-asian="12pt" style:font-weight-asian="bold" style:font-size-complex="12pt" style:font-weight-complex="bold"/>
    </style:style>
    <style:style style:name="P7"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087c6d" officeooo:paragraph-rsid="0026ac06"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24aa22" officeooo:paragraph-rsid="0026ac06"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in" fo:margin-right="0in" fo:line-height="110%" fo:text-align="end" style:justify-single-word="false" fo:text-indent="0in" style:auto-text-indent="false" style:page-number="auto"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10" style:family="paragraph" style:parent-style-name="Standard" style:list-style-name="L1">
      <style:paragraph-properties fo:line-height="110%" fo:text-align="justify" style:justify-single-word="false"/>
      <style:text-properties style:font-name="Cambria" officeooo:paragraph-rsid="0027e810"/>
    </style:style>
    <style:style style:name="P11" style:family="paragraph" style:parent-style-name="Standard" style:list-style-name="L1">
      <style:paragraph-properties fo:line-height="110%" fo:text-align="justify" style:justify-single-word="false"/>
      <style:text-properties style:font-name="Cambria" officeooo:paragraph-rsid="0026ac06"/>
    </style:style>
    <style:style style:name="P12" style:family="paragraph" style:parent-style-name="Standard" style:list-style-name="L2">
      <style:paragraph-properties fo:line-height="110%" fo:text-align="justify" style:justify-single-word="false"/>
      <style:text-properties officeooo:paragraph-rsid="0026ac06"/>
    </style:style>
    <style:style style:name="P13" style:family="paragraph" style:parent-style-name="Standard" style:list-style-name="L3">
      <style:paragraph-properties fo:line-height="110%" fo:text-align="justify" style:justify-single-word="false"/>
      <style:text-properties officeooo:paragraph-rsid="0026ac06"/>
    </style:style>
    <style:style style:name="P14" style:family="paragraph" style:parent-style-name="Text_20_body" style:list-style-name="L6">
      <style:paragraph-properties fo:line-height="110%"/>
      <style:text-properties style:font-name="Cambria" fo:language="en" fo:country="US" officeooo:rsid="0027e810" officeooo:paragraph-rsid="0027e810"/>
    </style:style>
    <style:style style:name="P15" style:family="paragraph" style:parent-style-name="Text_20_body" style:list-style-name="L7">
      <style:paragraph-properties fo:line-height="110%"/>
      <style:text-properties style:font-name="Cambria" fo:font-weight="bold" officeooo:rsid="0022b9ff" officeooo:paragraph-rsid="0026ac06" style:font-weight-asian="bold" style:font-weight-complex="bold"/>
    </style:style>
    <style:style style:name="P16" style:family="paragraph" style:parent-style-name="Text_20_body" style:list-style-name="L9">
      <style:paragraph-properties fo:line-height="110%" fo:text-align="justify" style:justify-single-word="false"/>
      <style:text-properties style:font-name="Cambria" fo:font-weight="bold" officeooo:rsid="0012dcce" officeooo:paragraph-rsid="00298163" style:font-weight-asian="bold" style:font-weight-complex="bold"/>
    </style:style>
    <style:style style:name="P17" style:family="paragraph" style:parent-style-name="Text_20_body" style:list-style-name="L10">
      <style:paragraph-properties fo:line-height="110%" fo:text-align="justify" style:justify-single-word="false"/>
      <style:text-properties style:font-name="Cambria" fo:font-weight="bold" officeooo:rsid="00156192" officeooo:paragraph-rsid="0026ac06" style:font-weight-asian="bold" style:font-weight-complex="bold"/>
    </style:style>
    <style:style style:name="P18" style:family="paragraph" style:parent-style-name="Text_20_body" style:list-style-name="L10">
      <style:paragraph-properties fo:line-height="110%" fo:text-align="justify" style:justify-single-word="false"/>
      <style:text-properties style:font-name="Cambria" fo:font-weight="bold" officeooo:rsid="0023c754" officeooo:paragraph-rsid="0026ac06" style:font-weight-asian="bold" style:font-weight-complex="bold"/>
    </style:style>
    <style:style style:name="P19" style:family="paragraph" style:parent-style-name="Text_20_body" style:list-style-name="L11">
      <style:paragraph-properties fo:text-align="justify" style:justify-single-word="false"/>
      <style:text-properties style:font-name="Cambria" fo:font-weight="bold" officeooo:rsid="00267887" officeooo:paragraph-rsid="0026ac06" style:font-weight-asian="bold" style:font-weight-complex="bold"/>
    </style:style>
    <style:style style:name="P20" style:family="paragraph" style:parent-style-name="Text_20_body" style:list-style-name="L9">
      <style:paragraph-properties fo:line-height="110%" fo:text-align="justify" style:justify-single-word="false"/>
      <style:text-properties style:font-name="Cambria" fo:font-weight="bold" officeooo:rsid="00298163" officeooo:paragraph-rsid="00298163" style:font-weight-asian="bold" style:font-weight-complex="bold"/>
    </style:style>
    <style:style style:name="P21" style:family="paragraph" style:parent-style-name="Text_20_body" style:list-style-name="L7">
      <style:paragraph-properties fo:line-height="110%"/>
      <style:text-properties style:font-name="Cambria" officeooo:rsid="0022b9ff" officeooo:paragraph-rsid="0026ac06"/>
    </style:style>
    <style:style style:name="P22" style:family="paragraph" style:parent-style-name="Text_20_body" style:list-style-name="L7">
      <style:paragraph-properties fo:line-height="110%"/>
      <style:text-properties style:font-name="Cambria" officeooo:rsid="0022b9ff" officeooo:paragraph-rsid="00291957"/>
    </style:style>
    <style:style style:name="P23" style:family="paragraph" style:parent-style-name="Text_20_body" style:list-style-name="L9">
      <style:paragraph-properties fo:line-height="110%" fo:text-align="justify" style:justify-single-word="false"/>
      <style:text-properties style:font-name="Cambria" officeooo:rsid="0012dcce" officeooo:paragraph-rsid="0026ac06"/>
    </style:style>
    <style:style style:name="P24" style:family="paragraph" style:parent-style-name="Text_20_body" style:list-style-name="L10">
      <style:paragraph-properties fo:line-height="110%" fo:text-align="justify" style:justify-single-word="false"/>
      <style:text-properties style:font-name="Cambria" officeooo:rsid="0025b8ef" officeooo:paragraph-rsid="0026ac06"/>
    </style:style>
    <style:style style:name="P25" style:family="paragraph" style:parent-style-name="Text_20_body" style:list-style-name="L10">
      <style:paragraph-properties fo:line-height="110%" fo:text-align="justify" style:justify-single-word="false"/>
      <style:text-properties style:font-name="Cambria" officeooo:rsid="00156192" officeooo:paragraph-rsid="0026ac06"/>
    </style:style>
    <style:style style:name="P26" style:family="paragraph" style:parent-style-name="Text_20_body" style:list-style-name="L10">
      <style:paragraph-properties fo:line-height="110%" fo:text-align="justify" style:justify-single-word="false"/>
      <style:text-properties style:font-name="Cambria" officeooo:rsid="0027e810" officeooo:paragraph-rsid="0027e810"/>
    </style:style>
    <style:style style:name="P27" style:family="paragraph" style:parent-style-name="Text_20_body" style:list-style-name="L10">
      <style:paragraph-properties fo:line-height="110%" fo:text-align="justify" style:justify-single-word="false"/>
      <style:text-properties style:font-name="Cambria" officeooo:rsid="0023c754" officeooo:paragraph-rsid="0026ac06"/>
    </style:style>
    <style:style style:name="P28" style:family="paragraph" style:parent-style-name="Text_20_body" style:list-style-name="L11">
      <style:paragraph-properties fo:line-height="110%" fo:text-align="justify" style:justify-single-word="false"/>
      <style:text-properties style:font-name="Cambria" officeooo:rsid="00267887" officeooo:paragraph-rsid="0026ac06"/>
    </style:style>
    <style:style style:name="P29" style:family="paragraph" style:parent-style-name="Text_20_body" style:list-style-name="L10">
      <style:paragraph-properties fo:line-height="110%" fo:text-align="justify" style:justify-single-word="false"/>
      <style:text-properties style:font-name="Cambria" fo:font-weight="normal" officeooo:rsid="00298163" officeooo:paragraph-rsid="00298163" style:font-weight-asian="normal" style:font-weight-complex="normal"/>
    </style:style>
    <style:style style:name="P30" style:family="paragraph" style:parent-style-name="Text_20_body" style:list-style-name="L9">
      <style:paragraph-properties fo:line-height="110%" fo:text-align="justify" style:justify-single-word="false"/>
      <style:text-properties style:font-name="Cambria" fo:font-weight="normal" officeooo:rsid="00298163" officeooo:paragraph-rsid="00298163" style:font-weight-asian="normal" style:font-weight-complex="normal"/>
    </style:style>
    <style:style style:name="P31" style:family="paragraph" style:parent-style-name="Text_20_body" style:list-style-name="L10">
      <style:paragraph-properties fo:line-height="110%" fo:text-align="justify" style:justify-single-word="false"/>
      <style:text-properties style:font-name="Cambria" fo:font-weight="normal" officeooo:rsid="002b78d9" officeooo:paragraph-rsid="002b78d9" style:font-weight-asian="normal" style:font-weight-complex="normal"/>
    </style:style>
    <style:style style:name="P32" style:family="paragraph" style:parent-style-name="Text_20_body" style:list-style-name="L9">
      <style:paragraph-properties fo:line-height="110%" fo:text-align="justify" style:justify-single-word="false"/>
      <style:text-properties style:font-name="Cambria" officeooo:rsid="00298163" officeooo:paragraph-rsid="00298163"/>
    </style:style>
    <style:style style:name="P33" style:family="paragraph" style:parent-style-name="Text_20_body" style:list-style-name="L7">
      <style:paragraph-properties fo:line-height="110%"/>
      <style:text-properties officeooo:rsid="0022b9ff" officeooo:paragraph-rsid="0026ac06"/>
    </style:style>
    <style:style style:name="P34" style:family="paragraph" style:parent-style-name="Text_20_body" style:list-style-name="L11">
      <style:paragraph-properties fo:text-align="justify" style:justify-single-word="false"/>
      <style:text-properties officeooo:rsid="00267887" officeooo:paragraph-rsid="0026ac06"/>
    </style:style>
    <style:style style:name="P35" style:family="paragraph" style:parent-style-name="Text_20_body" style:list-style-name="L12">
      <style:paragraph-properties fo:line-height="110%"/>
      <style:text-properties officeooo:rsid="00291957" officeooo:paragraph-rsid="00291957"/>
    </style:style>
    <style:style style:name="P36" style:family="paragraph" style:parent-style-name="Text_20_body" style:list-style-name="L13">
      <style:paragraph-properties fo:line-height="110%" fo:text-align="justify" style:justify-single-word="false"/>
      <style:text-properties officeooo:rsid="00298163" officeooo:paragraph-rsid="00298163"/>
    </style:style>
    <style:style style:name="P37" style:family="paragraph" style:parent-style-name="Text_20_body" style:list-style-name="L14">
      <style:paragraph-properties fo:line-height="110%"/>
      <style:text-properties officeooo:rsid="002b78d9" officeooo:paragraph-rsid="002b78d9"/>
    </style:style>
    <style:style style:name="P38"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26ac06" style:font-weight-asian="bold" style:font-weight-complex="bold"/>
    </style:style>
    <style:style style:name="P39" style:family="paragraph" style:parent-style-name="Text_20_body" style:list-style-name="L4">
      <style:paragraph-properties fo:margin-top="0in" fo:margin-bottom="0in" loext:contextual-spacing="false" fo:line-height="110%"/>
      <style:text-properties style:font-name="Cambria" officeooo:rsid="000e8882" officeooo:paragraph-rsid="0026ac06"/>
    </style:style>
    <style:style style:name="P40" style:family="paragraph" style:parent-style-name="Text_20_body" style:list-style-name="L4">
      <style:paragraph-properties fo:margin-top="0in" fo:margin-bottom="0in" loext:contextual-spacing="false" fo:line-height="110%" fo:text-align="start" style:justify-single-word="false"/>
      <style:text-properties style:font-name="Cambria" officeooo:rsid="000e8882" officeooo:paragraph-rsid="0026ac06"/>
    </style:style>
    <style:style style:name="P41"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26ac06"/>
    </style:style>
    <style:style style:name="P42" style:family="paragraph" style:parent-style-name="Text_20_body" style:list-style-name="L4">
      <style:paragraph-properties fo:margin-top="0in" fo:margin-bottom="0in" loext:contextual-spacing="false" fo:line-height="110%"/>
      <style:text-properties style:font-name="Cambria" officeooo:rsid="0021ed8e" officeooo:paragraph-rsid="0026ac06"/>
    </style:style>
    <style:style style:name="P43" style:family="paragraph" style:parent-style-name="Text_20_body" style:list-style-name="L4">
      <style:paragraph-properties fo:margin-top="0in" fo:margin-bottom="0in" loext:contextual-spacing="false" fo:line-height="110%"/>
      <style:text-properties style:font-name="Cambria" officeooo:rsid="001f0e92" officeooo:paragraph-rsid="0026ac06"/>
    </style:style>
    <style:style style:name="P44" style:family="paragraph" style:parent-style-name="Text_20_body" style:list-style-name="L7">
      <style:paragraph-properties fo:margin-top="0in" fo:margin-bottom="0in" loext:contextual-spacing="false" fo:line-height="110%"/>
      <style:text-properties style:font-name="Cambria" officeooo:rsid="0022b9ff" officeooo:paragraph-rsid="0026ac06"/>
    </style:style>
    <style:style style:name="P45" style:family="paragraph" style:parent-style-name="Text_20_body" style:list-style-name="L7">
      <style:paragraph-properties fo:margin-top="0in" fo:margin-bottom="0in" loext:contextual-spacing="false" fo:line-height="110%" fo:text-align="end" style:justify-single-word="false"/>
      <style:text-properties style:font-name="Cambria" officeooo:rsid="0022b9ff" officeooo:paragraph-rsid="0026ac06"/>
    </style:style>
    <style:style style:name="P46" style:family="paragraph" style:parent-style-name="Text_20_body" style:list-style-name="L4">
      <style:paragraph-properties fo:margin-top="0in" fo:margin-bottom="0in" loext:contextual-spacing="false" fo:line-height="110%"/>
      <style:text-properties officeooo:paragraph-rsid="0026ac06"/>
    </style:style>
    <style:style style:name="P47" style:family="paragraph" style:parent-style-name="Text_20_body" style:list-style-name="L8">
      <style:paragraph-properties fo:margin-top="0in" fo:margin-bottom="0in" loext:contextual-spacing="false" fo:line-height="110%"/>
      <style:text-properties officeooo:paragraph-rsid="0026ac06"/>
    </style:style>
    <style:style style:name="P48" style:family="paragraph" style:parent-style-name="Text_20_body" style:list-style-name="L4">
      <style:paragraph-properties fo:margin-top="0in" fo:margin-bottom="0in" loext:contextual-spacing="false" fo:line-height="110%"/>
      <style:text-properties officeooo:rsid="000e8882" officeooo:paragraph-rsid="0026ac06"/>
    </style:style>
    <style:style style:name="P49" style:family="paragraph" style:parent-style-name="Text_20_body" style:list-style-name="L4">
      <style:paragraph-properties fo:margin-top="0in" fo:margin-bottom="0in" loext:contextual-spacing="false" fo:line-height="110%"/>
      <style:text-properties officeooo:rsid="0027e810" officeooo:paragraph-rsid="0027e810"/>
    </style:style>
    <style:style style:name="P50" style:family="paragraph" style:parent-style-name="Text_20_body" style:list-style-name="L5">
      <style:paragraph-properties fo:margin-top="0in" fo:margin-bottom="0in" loext:contextual-spacing="false" fo:line-height="110%"/>
      <style:text-properties officeooo:rsid="0021ed8e" officeooo:paragraph-rsid="00291957"/>
    </style:style>
    <style:style style:name="P51" style:family="paragraph" style:parent-style-name="Text_20_body" style:list-style-name="L8">
      <style:paragraph-properties fo:margin-top="0in" fo:margin-bottom="0in" loext:contextual-spacing="false" fo:line-height="110%" fo:text-align="justify" style:justify-single-word="false"/>
      <style:text-properties fo:font-weight="bold" officeooo:paragraph-rsid="0026ac06" style:font-weight-asian="bold" style:font-weight-complex="bold"/>
    </style:style>
    <style:style style:name="P52" style:family="paragraph" style:parent-style-name="Heading_20_2">
      <style:paragraph-properties fo:line-height="110%"/>
      <style:text-properties style:font-name="Cambria" officeooo:paragraph-rsid="0026ac06"/>
    </style:style>
    <style:style style:name="P53" style:family="paragraph" style:parent-style-name="Heading_20_2">
      <style:paragraph-properties fo:line-height="110%"/>
      <style:text-properties style:font-name="Cambria" officeooo:paragraph-rsid="0027e810"/>
    </style:style>
    <style:style style:name="P54" style:family="paragraph" style:parent-style-name="Heading_20_2">
      <style:paragraph-properties fo:line-height="110%"/>
      <style:text-properties style:font-name="Cambria" fo:language="en" fo:country="US" officeooo:rsid="0027e810" officeooo:paragraph-rsid="0027e810"/>
    </style:style>
    <style:style style:name="P55" style:family="paragraph" style:parent-style-name="Heading_20_2">
      <style:paragraph-properties fo:line-height="110%"/>
      <style:text-properties style:font-name="Cambria" officeooo:rsid="00112acb" officeooo:paragraph-rsid="0026ac06"/>
    </style:style>
    <style:style style:name="P56" style:family="paragraph" style:parent-style-name="Heading_20_2">
      <style:text-properties style:font-name="Cambria" officeooo:paragraph-rsid="0026ac06"/>
    </style:style>
    <style:style style:name="P57" style:family="paragraph" style:parent-style-name="Heading_20_2">
      <style:paragraph-properties fo:line-height="110%"/>
      <style:text-properties style:font-name="Cambria" officeooo:rsid="002b78d9" officeooo:paragraph-rsid="002b78d9"/>
    </style:style>
    <style:style style:name="P58" style:family="paragraph" style:parent-style-name="Heading_20_3">
      <style:paragraph-properties fo:line-height="110%"/>
      <style:text-properties style:font-name="Cambria" officeooo:paragraph-rsid="0026ac06"/>
    </style:style>
    <style:style style:name="P59" style:family="paragraph" style:parent-style-name="Heading_20_3">
      <style:text-properties style:font-name="Cambria" officeooo:paragraph-rsid="0026ac06"/>
    </style:style>
    <style:style style:name="P60" style:family="paragraph" style:parent-style-name="Heading_20_3">
      <style:paragraph-properties fo:line-height="110%" fo:text-align="justify" style:justify-single-word="false"/>
      <style:text-properties style:font-name="Cambria" officeooo:rsid="00267887" officeooo:paragraph-rsid="00298163"/>
    </style:style>
    <style:style style:name="T1" style:family="text">
      <style:text-properties fo:language="en" fo:country="US"/>
    </style:style>
    <style:style style:name="T2" style:family="text">
      <style:text-properties fo:language="en" fo:country="US" fo:font-style="italic" fo:font-weight="bold" officeooo:rsid="000925a5" style:font-style-asian="italic" style:font-weight-asian="bold" style:font-style-complex="italic" style:font-weight-complex="bold"/>
    </style:style>
    <style:style style:name="T3" style:family="text">
      <style:text-properties fo:language="en" fo:country="US" fo:font-style="italic" fo:font-weight="bold" officeooo:rsid="0027e810" style:font-style-asian="italic" style:font-weight-asian="bold" style:font-style-complex="italic"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0925a5" style:font-weight-asian="normal" style:font-weight-complex="normal"/>
    </style:style>
    <style:style style:name="T6" style:family="text">
      <style:text-properties fo:language="en" fo:country="US" officeooo:rsid="00174fdd"/>
    </style:style>
    <style:style style:name="T7" style:family="text">
      <style:text-properties fo:language="en" fo:country="US" fo:font-weight="bold" officeooo:rsid="00174fdd" style:font-weight-asian="bold" style:font-weight-complex="bold"/>
    </style:style>
    <style:style style:name="T8" style:family="text">
      <style:text-properties fo:language="en" fo:country="US" fo:font-weight="bold" officeooo:rsid="0018cb47" style:font-weight-asian="bold" style:font-weight-complex="bold"/>
    </style:style>
    <style:style style:name="T9" style:family="text">
      <style:text-properties fo:language="en" fo:country="US" fo:font-weight="bold" officeooo:rsid="001a9b47" style:font-weight-asian="bold" style:font-weight-complex="bold"/>
    </style:style>
    <style:style style:name="T10" style:family="text">
      <style:text-properties fo:language="en" fo:country="US" fo:font-weight="bold" officeooo:rsid="001c8dfb" style:font-weight-asian="bold" style:font-weight-complex="bold"/>
    </style:style>
    <style:style style:name="T11" style:family="text">
      <style:text-properties fo:language="en" fo:country="US" fo:font-weight="bold" officeooo:rsid="000fbab4" style:font-weight-asian="bold" style:font-weight-complex="bold"/>
    </style:style>
    <style:style style:name="T12" style:family="text">
      <style:text-properties fo:language="en" fo:country="US" fo:font-weight="bold" officeooo:rsid="001db4e0" style:font-weight-asian="bold" style:font-weight-complex="bold"/>
    </style:style>
    <style:style style:name="T13" style:family="text">
      <style:text-properties fo:language="en" fo:country="US" fo:font-weight="bold" officeooo:rsid="001f0e92" style:font-weight-asian="bold" style:font-weight-complex="bold"/>
    </style:style>
    <style:style style:name="T14" style:family="text">
      <style:text-properties fo:language="en" fo:country="US" fo:font-weight="bold" officeooo:rsid="0021ed8e" style:font-weight-asian="bold" style:font-weight-complex="bold"/>
    </style:style>
    <style:style style:name="T15" style:family="text">
      <style:text-properties fo:language="en" fo:country="US" officeooo:rsid="0018cb47"/>
    </style:style>
    <style:style style:name="T16" style:family="text">
      <style:text-properties fo:language="en" fo:country="US" officeooo:rsid="001a9b47"/>
    </style:style>
    <style:style style:name="T17" style:family="text">
      <style:text-properties fo:language="en" fo:country="US" officeooo:rsid="001c8dfb"/>
    </style:style>
    <style:style style:name="T18" style:family="text">
      <style:text-properties fo:language="en" fo:country="US" officeooo:rsid="001db4e0"/>
    </style:style>
    <style:style style:name="T19" style:family="text">
      <style:text-properties fo:language="en" fo:country="US" officeooo:rsid="001f0e92"/>
    </style:style>
    <style:style style:name="T20" style:family="text">
      <style:text-properties fo:language="en" fo:country="US" officeooo:rsid="0021ed8e"/>
    </style:style>
    <style:style style:name="T21" style:family="text">
      <style:text-properties fo:language="en" fo:country="US" officeooo:rsid="00267887"/>
    </style:style>
    <style:style style:name="T22" style:family="text">
      <style:text-properties fo:language="en" fo:country="US" officeooo:rsid="0027e810"/>
    </style:style>
    <style:style style:name="T23" style:family="text">
      <style:text-properties fo:language="en" fo:country="US" officeooo:rsid="00291957"/>
    </style:style>
    <style:style style:name="T24" style:family="text">
      <style:text-properties fo:language="en" fo:country="US" officeooo:rsid="00298163"/>
    </style:style>
    <style:style style:name="T25" style:family="text">
      <style:text-properties style:font-name="Cambria"/>
    </style:style>
    <style:style style:name="T26" style:family="text">
      <style:text-properties style:font-name="Cambria" fo:language="en" fo:country="US"/>
    </style:style>
    <style:style style:name="T27" style:family="text">
      <style:text-properties style:font-name="Cambria" fo:language="en" fo:country="US" officeooo:rsid="000b48ec"/>
    </style:style>
    <style:style style:name="T28" style:family="text">
      <style:text-properties style:font-name="Cambria" fo:language="en" fo:country="US" fo:font-weight="bold" style:font-weight-asian="bold" style:font-weight-complex="bold"/>
    </style:style>
    <style:style style:name="T29" style:family="text">
      <style:text-properties style:font-name="Cambria" fo:language="en" fo:country="US" fo:font-weight="bold" officeooo:rsid="000b48ec" style:font-weight-asian="bold" style:font-weight-complex="bold"/>
    </style:style>
    <style:style style:name="T30" style:family="text">
      <style:text-properties style:font-name="Cambria" fo:language="en" fo:country="US" fo:font-weight="bold" officeooo:rsid="000e8882" style:font-weight-asian="bold" style:font-weight-complex="bold"/>
    </style:style>
    <style:style style:name="T31" style:family="text">
      <style:text-properties style:font-name="Cambria" fo:language="en" fo:country="US" fo:font-weight="bold" officeooo:rsid="000fbab4" style:font-weight-asian="bold" style:font-weight-complex="bold"/>
    </style:style>
    <style:style style:name="T32" style:family="text">
      <style:text-properties style:font-name="Cambria" fo:language="en" fo:country="US" fo:font-weight="bold" officeooo:rsid="0018cb47" style:font-weight-asian="bold" style:font-weight-complex="bold"/>
    </style:style>
    <style:style style:name="T33" style:family="text">
      <style:text-properties style:font-name="Cambria" fo:language="en" fo:country="US" fo:font-weight="bold" officeooo:rsid="0021ed8e" style:font-weight-asian="bold" style:font-weight-complex="bold"/>
    </style:style>
    <style:style style:name="T34" style:family="text">
      <style:text-properties style:font-name="Cambria" fo:language="en" fo:country="US" fo:font-style="normal" fo:font-weight="bold" officeooo:rsid="000b48ec" style:font-style-asian="normal" style:font-weight-asian="bold" style:font-style-complex="normal" style:font-weight-complex="bold"/>
    </style:style>
    <style:style style:name="T35" style:family="text">
      <style:text-properties style:font-name="Cambria" fo:language="en" fo:country="US" officeooo:rsid="000e8882"/>
    </style:style>
    <style:style style:name="T36" style:family="text">
      <style:text-properties style:font-name="Cambria" fo:language="en" fo:country="US" officeooo:rsid="000fbab4"/>
    </style:style>
    <style:style style:name="T37" style:family="text">
      <style:text-properties style:font-name="Cambria" fo:language="en" fo:country="US" officeooo:rsid="00112acb"/>
    </style:style>
    <style:style style:name="T38" style:family="text">
      <style:text-properties style:font-name="Cambria" fo:language="en" fo:country="US" officeooo:rsid="0018cb47"/>
    </style:style>
    <style:style style:name="T39" style:family="text">
      <style:text-properties style:font-name="Cambria" fo:language="en" fo:country="US" officeooo:rsid="0027e810"/>
    </style:style>
    <style:style style:name="T40" style:family="text">
      <style:text-properties style:font-name="Cambria" officeooo:rsid="000e8882"/>
    </style:style>
    <style:style style:name="T41" style:family="text">
      <style:text-properties style:font-name="Cambria" fo:font-weight="bold" style:font-weight-asian="bold" style:font-weight-complex="bold"/>
    </style:style>
    <style:style style:name="T42" style:family="text">
      <style:text-properties style:font-name="Cambria" fo:font-weight="bold" officeooo:rsid="00112acb" style:font-weight-asian="bold" style:font-weight-complex="bold"/>
    </style:style>
    <style:style style:name="T43" style:family="text">
      <style:text-properties style:font-name="Cambria" fo:font-weight="bold" officeooo:rsid="000e8882" style:font-weight-asian="bold" style:font-weight-complex="bold"/>
    </style:style>
    <style:style style:name="T44" style:family="text">
      <style:text-properties style:font-name="Cambria" officeooo:rsid="00112acb"/>
    </style:style>
    <style:style style:name="T45" style:family="text">
      <style:text-properties fo:font-weight="bold" style:font-weight-asian="bold" style:font-weight-complex="bold"/>
    </style:style>
    <style:style style:name="T46" style:family="text">
      <style:text-properties officeooo:rsid="00174fdd"/>
    </style:style>
    <style:style style:name="T47" style:family="text">
      <style:text-properties fo:font-variant="normal" fo:text-transform="none" fo:color="#222222" fo:font-size="12pt" fo:letter-spacing="normal" fo:font-style="normal" fo:font-weight="normal"/>
    </style:style>
    <style:style style:name="T48" style:family="text">
      <style:text-properties officeooo:rsid="00291957"/>
    </style:style>
    <style:style style:name="Sect1" style:family="section">
      <style:section-properties text:dont-balance-text-columns="false" style:editable="false">
        <style:columns fo:column-count="2">
          <style:column style:rel-width="3097*" fo:start-indent="0in" fo:end-indent="0.1508in"/>
          <style:column style:rel-width="6541*" fo:start-indent="0.1508in" fo:end-indent="0in"/>
        </style:columns>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style:style style:name="Sect3" style:family="section">
      <style:section-properties text:dont-balance-text-columns="false" style:editable="false">
        <style:columns fo:column-count="2">
          <style:column style:rel-width="6307*" fo:start-indent="0in" fo:end-indent="0.1508in"/>
          <style:column style:rel-width="3331*" fo:start-indent="0.150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talii (Vitalius) Parubochyi</text:p>
      <text:p text:style-name="P3"/>
      <text:p text:style-name="P4">C++/Qt Developer</text:p>
      <text:p text:style-name="P4">Data Scientist</text:p>
      <text:p text:style-name="P4">Software Architect</text:p>
      <text:h text:style-name="P52" text:outline-level="2">Contacts</text:h>
      <text:section text:style-name="Sect1" text:name="Section2">
        <text:p text:style-name="P9">E-mail:</text:p>
        <text:p text:style-name="P5"/>
        <text:p text:style-name="P5">Phone:</text:p>
        <text:p text:style-name="P5">Website:</text:p>
        <text:p text:style-name="P5">LinkedIn:</text:p>
        <text:p text:style-name="P5">GitHub:</text:p>
        <text:p text:style-name="P5">Skype:</text:p>
        <text:p text:style-name="P5">Facebook:</text:p>
        <text:p text:style-name="P6">ResearchGate:</text:p>
        <text:p text:style-name="P7">eddragonwolf@ukr.net, eddragonwolf@gmail.com, vitalius.parubochyi@vakoms.com.ua</text:p>
        <text:p text:style-name="P7">+380 (96) 645-34-09</text:p>
        <text:p text:style-name="P7">http://eddragonwolf.github.io/ </text:p>
        <text:p text:style-name="P7">http://ua.linkedin.com/in/vitaliusparubochyi</text:p>
        <text:p text:style-name="P7">EDDragonWolf</text:p>
        <text:p text:style-name="P7">eddragonwolf</text:p>
        <text:p text:style-name="P7">eddragonwolf</text:p>
        <text:p text:style-name="P8">https://www.researchgate.net/profile/Vitalij_Parubocij</text:p>
      </text:section>
      <text:h text:style-name="P57" text:outline-level="2">Experience summary</text:h>
      <text:list xml:id="list2428137218327567966" text:style-name="L14">
        <text:list-item>
          <text:p text:style-name="P37"><text:span text:style-name="T25">The five-year study of programming experience, and almost two-year of working experience;</text:span></text:p>
        </text:list-item>
        <text:list-item>
          <text:p text:style-name="P37"><text:span text:style-name="T25">Research work in the direction parallel programming and image processing, presentations at conferences;</text:span></text:p>
        </text:list-item>
        <text:list-item>
          <text:p text:style-name="P37"><text:span text:style-name="T25">Cross-platform programming based on Python and C-like programming languages (С, С++, Qt, CUDA C);</text:span></text:p>
        </text:list-item>
        <text:list-item>
          <text:p text:style-name="P37"><text:span text:style-name="T25">Exploring of methods and technologies of architecture and interaction projects, low-level interaction and working with memory.</text:span></text:p>
        </text:list-item>
      </text:list>
      <text:h text:style-name="P52" text:outline-level="2">Education</text:h>
      <text:list xml:id="list8031668862135878857" text:style-name="L1">
        <text:list-item>
          <text:p text:style-name="P10"><text:span text:style-name="T2">Ph.D. Student </text:span><text:span text:style-name="T3">(Graduate Student)</text:span><text:span text:style-name="T5">, Theoretical Fundamentals of Informatics and Cybernetics, Ivan Franko National University of Lviv, Ukraine, November 2015 – Present</text:span></text:p>
        </text:list-item>
        <text:list-item>
          <text:p text:style-name="P11"><text:span text:style-name="T2">Master Student</text:span><text:span text:style-name="T5">, Information Technology of Design, Ivan Franko National University of Lviv, Ukraine, September 2014 – June 2015</text:span></text:p>
        </text:list-item>
        <text:list-item>
          <text:p text:style-name="P11"><text:span text:style-name="T2">Bachelor Student</text:span><text:span text:style-name="T5">, Computer Science, Ivan Franko National University of Lviv, Ukraine, September 2010 – June 2014</text:span></text:p>
        </text:list-item>
      </text:list>
      <text:h text:style-name="P52" text:outline-level="2">Courses</text:h>
      <text:list xml:id="list6228079527872987393" text:style-name="L2">
        <text:list-item>
          <text:p text:style-name="P12"><text:span text:style-name="T34">Joint Certificate Program on Advanced Computational Mathematics</text:span><text:span text:style-name="T27">, Ivan Franko National University Lviv, Ukraine &amp; Julius Maximilian University Würzburg, Germany, 2015.</text:span></text:p>
        </text:list-item>
      </text:list>
      <text:h text:style-name="P52" text:outline-level="2"><text:soft-page-break/>Certificates</text:h>
      <text:list xml:id="list5213825156393213737" text:style-name="L3">
        <text:list-item>
          <text:p text:style-name="P13"><text:span text:style-name="T29">Certificate of the Joint Certificate Program on Advanced Computational Mathematics</text:span><text:span text:style-name="T27">, Ivan Franko National University Lviv, Ukraine &amp; Julius Maximilian University Würzburg, Germany, 2015.</text:span></text:p>
        </text:list-item>
      </text:list>
      <text:h text:style-name="P52" text:outline-level="2">Technical Skills</text:h>
      <text:list xml:id="list3332532773315349809" text:style-name="L4">
        <text:list-item>
          <text:p text:style-name="P38">Programming languages</text:p>
        </text:list-item>
      </text:list>
      <text:section text:style-name="Sect2" text:name="Section1">
        <text:list xml:id="list200131252550580" text:continue-numbering="true" text:style-name="L4">
          <text:list-item>
            <text:list>
              <text:list-item>
                <text:p text:style-name="P39">Pascal (Borland Pascal, Free Pascal, Object Pascal/Delphi, Oberon(introduction))</text:p>
              </text:list-item>
              <text:list-item>
                <text:p text:style-name="P39">C/C++</text:p>
              </text:list-item>
              <text:list-item>
                <text:p text:style-name="P39">CUDA C</text:p>
              </text:list-item>
              <text:list-item>
                <text:p text:style-name="P39">C#</text:p>
              </text:list-item>
              <text:list-item>
                <text:p text:style-name="P39">Python/<text:span text:style-name="T22">Cython</text:span></text:p>
              </text:list-item>
              <text:list-item>
                <text:p text:style-name="P41">Lua</text:p>
              </text:list-item>
              <text:list-item>
                <text:p text:style-name="P41"><text:span text:style-name="T47">JavaScript</text:span> </text:p>
              </text:list-item>
            </text:list>
          </text:list-item>
        </text:list>
      </text:section>
      <text:list xml:id="list200131467461755" text:continue-numbering="true" text:style-name="L4">
        <text:list-item>
          <text:p text:style-name="P38">Operating systems</text:p>
        </text:list-item>
      </text:list>
      <text:section text:style-name="Sect2" text:name="Section3">
        <text:list xml:id="list200130429593822" text:continue-numbering="true" text:style-name="L4">
          <text:list-item>
            <text:list>
              <text:list-item>
                <text:p text:style-name="P46"><text:span text:style-name="T40">Windows OS (XP, Vista, 7, 8, </text:span><text:span text:style-name="T35">8.1</text:span><text:span text:style-name="T40">)</text:span></text:p>
              </text:list-item>
              <text:list-item>
                <text:p text:style-name="P39">Unix/Linux OS (Ubuntu, CentOS, OpenSUSE, Red Hat, Scientific Linux)</text:p>
              </text:list-item>
              <text:list-item>
                <text:p text:style-name="P39">Mac OS (Snow Leopard, Mountain Lion, Mavericks)</text:p>
              </text:list-item>
              <text:list-item>
                <text:p text:style-name="P39">Symbian OS</text:p>
              </text:list-item>
              <text:list-item>
                <text:p text:style-name="P39">Android OS</text:p>
              </text:list-item>
            </text:list>
          </text:list-item>
        </text:list>
      </text:section>
      <text:list xml:id="list200131128097607" text:continue-numbering="true" text:style-name="L4">
        <text:list-item>
          <text:p text:style-name="P38">Technologies</text:p>
        </text:list-item>
      </text:list>
      <text:section text:style-name="Sect2" text:name="Section4">
        <text:list xml:id="list200130198362979" text:continue-numbering="true" text:style-name="L4">
          <text:list-item>
            <text:list>
              <text:list-item>
                <text:p text:style-name="P39">OOP/OOD</text:p>
              </text:list-item>
              <text:list-item>
                <text:p text:style-name="P39">OO design patterns, MVC</text:p>
              </text:list-item>
              <text:list-item>
                <text:p text:style-name="P39">SSL, VPN</text:p>
              </text:list-item>
              <text:list-item>
                <text:p text:style-name="P39">GPGPU</text:p>
              </text:list-item>
              <text:list-item>
                <text:p text:style-name="P39">RPC</text:p>
              </text:list-item>
              <text:list-item>
                <text:p text:style-name="P42">FTP</text:p>
              </text:list-item>
              <text:list-item>
                <text:p text:style-name="P42">SMTP</text:p>
              </text:list-item>
            </text:list>
          </text:list-item>
        </text:list>
      </text:section>
      <text:list xml:id="list200129981563941" text:continue-numbering="true" text:style-name="L4">
        <text:list-item>
          <text:p text:style-name="P38">Frameworks</text:p>
          <text:list>
            <text:list-item>
              <text:p text:style-name="P39"><text:span text:style-name="T10">GUI Frameworks:</text:span><text:span text:style-name="T17"> </text:span>Qt Framework, PyQt</text:p>
            </text:list-item>
            <text:list-item>
              <text:p text:style-name="P48"><text:span text:style-name="T31">Scientific Frameworks:</text:span><text:span text:style-name="T36"> </text:span><text:span text:style-name="T25">NearPy, </text:span><text:span text:style-name="T36">Torch, Caffe</text:span></text:p>
            </text:list-item>
          </text:list>
        </text:list-item>
        <text:list-item>
          <text:p text:style-name="P38">Libraries</text:p>
          <text:list>
            <text:list-item>
              <text:p text:style-name="P39"><text:span text:style-name="T10">GUI Libraries:</text:span><text:span text:style-name="T17"> </text:span>Qt4, Qt5</text:p>
            </text:list-item>
            <text:list-item>
              <text:p text:style-name="P38"><text:span text:style-name="T1">Boost </text:span><text:span text:style-name="T18">C++ Libraries</text:span></text:p>
            </text:list-item>
            <text:list-item>
              <text:p text:style-name="P39"><text:span text:style-name="T9">Parallel Computing:</text:span><text:span text:style-name="T16"> </text:span>OpenMPI / MPICH, OpenMP, CUDA Libs (cuFFT, cuBLAS, cuSPARSE, cuRAND)</text:p>
            </text:list-item>
            <text:list-item>
              <text:p text:style-name="P39"><text:span text:style-name="T9">Image Processing:</text:span><text:span text:style-name="T16"> </text:span>FreeImage</text:p>
            </text:list-item>
            <text:list-item>
              <text:p text:style-name="P39"><text:span text:style-name="T10">Data Compression:</text:span><text:span text:style-name="T17"> </text:span>zlib, quazip</text:p>
            </text:list-item>
            <text:list-item>
              <text:p text:style-name="P39"><text:span text:style-name="T10">Spell Checking:</text:span><text:span text:style-name="T17"> </text:span>Hunspell</text:p>
            </text:list-item>
            <text:list-item>
              <text:p text:style-name="P39"><text:span text:style-name="T9">Computer Vision:</text:span><text:span text:style-name="T16"> </text:span>OpenCV, <text:span text:style-name="T16">Dlib, </text:span><text:span text:style-name="T46">Mahotas, scikit-learn</text:span></text:p>
            </text:list-item>
            <text:list-item>
              <text:p text:style-name="P39"><text:span text:style-name="T11">Scientific </text:span><text:span text:style-name="T10">Libraries:</text:span><text:span text:style-name="T4"> FFTW, LSHash</text:span></text:p>
            </text:list-item>
          </text:list>
        </text:list-item>
        <text:list-item>
          <text:p text:style-name="P38">Development tools</text:p>
          <text:list>
            <text:list-item>
              <text:p text:style-name="P46"><text:span text:style-name="T30">Compilers:</text:span><text:span text:style-name="T35"> </text:span><text:span text:style-name="T40">GCC, MinGW, MSVC, </text:span><text:span text:style-name="T36">Clang, </text:span><text:span text:style-name="T40">Android GCC, nvcc, </text:span><text:span text:style-name="T39">Cython</text:span></text:p>
            </text:list-item>
            <text:list-item>
              <text:p text:style-name="P46"><text:span text:style-name="T31">Build tools:</text:span><text:span text:style-name="T36"> </text:span><text:span text:style-name="T40">GNU Make, CMake, qmake, </text:span><text:span text:style-name="T36">Ant</text:span></text:p>
            </text:list-item>
            <text:list-item>
              <text:p text:style-name="P46"><text:span text:style-name="T31">Debuggers:</text:span><text:span text:style-name="T36"> </text:span><text:span text:style-name="T40">GDB</text:span></text:p>
            </text:list-item>
            <text:list-item>
              <text:p text:style-name="P46"><text:span text:style-name="T31">SDKs:</text:span><text:span text:style-name="T36"> </text:span><text:span text:style-name="T40">Qt SDK</text:span></text:p>
            </text:list-item>
            <text:list-item>
              <text:p text:style-name="P46"><text:span text:style-name="T31">IDEs:</text:span><text:span text:style-name="T36"> </text:span><text:span text:style-name="T40">Qt Creator, Code Blocks, MS Visual Studio 2008/2010/2012/2013, Eclipse, PyCharm Community Edition</text:span></text:p>
            </text:list-item>
            <text:list-item>
              <text:p text:style-name="P46"><text:soft-page-break/><text:span text:style-name="T31">Toolkits:</text:span><text:span text:style-name="T36"> </text:span><text:span text:style-name="T40">CUDA Toolkit</text:span></text:p>
            </text:list-item>
            <text:list-item>
              <text:p text:style-name="P49"><text:span text:style-name="T43">Code Generators:</text:span><text:span text:style-name="T40"> </text:span><text:span text:style-name="T26">XDress</text:span></text:p>
            </text:list-item>
            <text:list-item>
              <text:p text:style-name="P46"><text:span text:style-name="T31">Documentation:</text:span><text:span text:style-name="T36"> </text:span><text:span text:style-name="T40">Doxygen</text:span></text:p>
            </text:list-item>
            <text:list-item>
              <text:p text:style-name="P46"><text:span text:style-name="T31">Hardware IDEs:</text:span><text:span text:style-name="T36"> </text:span><text:span text:style-name="T40">Cypress PSoC Designer, Quartus II, Proteus, Keil µVision</text:span></text:p>
            </text:list-item>
            <text:list-item>
              <text:p text:style-name="P46"><text:span text:style-name="T31">Installers:</text:span><text:span text:style-name="T36"> </text:span><text:span text:style-name="T40">NSIS</text:span></text:p>
            </text:list-item>
          </text:list>
        </text:list-item>
        <text:list-item>
          <text:p text:style-name="P38">RDBMS</text:p>
          <text:list>
            <text:list-item>
              <text:p text:style-name="P39"><text:span text:style-name="T7">SQL Databases</text:span><text:span text:style-name="T6">: </text:span>SQLite, SQLCipher, MySQL</text:p>
            </text:list-item>
            <text:list-item>
              <text:p text:style-name="P39"><text:span text:style-name="T7">DBMS</text:span><text:span text:style-name="T6">: </text:span><text:span text:style-name="T1">Oracle RDBMS, </text:span>MS Access, <text:span text:style-name="T46">LibreOffice Base</text:span></text:p>
            </text:list-item>
          </text:list>
        </text:list-item>
        <text:list-item>
          <text:p text:style-name="P38">Web</text:p>
          <text:list>
            <text:list-item>
              <text:p text:style-name="P39"><text:span text:style-name="T45">Markup Languages:</text:span> HTML, XML, SVG</text:p>
            </text:list-item>
            <text:list-item>
              <text:p text:style-name="P46"><text:span text:style-name="T32">Scripting Language:</text:span><text:span text:style-name="T38"> </text:span><text:span text:style-name="T40">PHP</text:span></text:p>
            </text:list-item>
            <text:list-item>
              <text:p text:style-name="P39"><text:span text:style-name="T8">Format Notations:</text:span><text:span text:style-name="T15"> </text:span>JSON</text:p>
            </text:list-item>
          </text:list>
        </text:list-item>
        <text:list-item>
          <text:p text:style-name="P38"><text:span text:style-name="T15">SCM</text:span> &amp; BTS</text:p>
          <text:list>
            <text:list-item>
              <text:p text:style-name="P39"><text:span text:style-name="T8">VCS:</text:span><text:span text:style-name="T15"> </text:span>SVN, Git</text:p>
            </text:list-item>
            <text:list-item>
              <text:p text:style-name="P39"><text:span text:style-name="T8">SCM:</text:span><text:span text:style-name="T15"> </text:span>GitLab, GitHub, Bitbucket</text:p>
            </text:list-item>
            <text:list-item>
              <text:p text:style-name="P39"><text:span text:style-name="T8">BTS:</text:span><text:span text:style-name="T15"> </text:span>Redmine, <text:span text:style-name="T15">Jira</text:span></text:p>
            </text:list-item>
          </text:list>
        </text:list-item>
        <text:list-item>
          <text:p text:style-name="P38">Algorithms</text:p>
          <text:list>
            <text:list-item>
              <text:p text:style-name="P40"><text:span text:style-name="T14">N</text:span><text:span text:style-name="T45">umerical </text:span><text:span text:style-name="T14">M</text:span><text:span text:style-name="T45">ethods:</text:span> interpolation, approximation, extrapolation, integration, differentiation, algorithms for matrix algebra</text:p>
            </text:list-item>
            <text:list-item>
              <text:p text:style-name="P46"><text:span text:style-name="T33">I</text:span><text:span text:style-name="T43">mage </text:span><text:span text:style-name="T33">P</text:span><text:span text:style-name="T43">rocessing:</text:span><text:span text:style-name="T40"> classical methods (such as color transformation </text:span><text:span text:style-name="T36">and</text:span><text:span text:style-name="T40"> simple effects), triangulation, sampling (upsampling, downsampling), segmentation, template matching, filtering (LPF, HPF, etc.)</text:span></text:p>
            </text:list-item>
            <text:list-item>
              <text:p text:style-name="P39"><text:span text:style-name="T14">I</text:span><text:span text:style-name="T45">mage </text:span><text:span text:style-name="T14">R</text:span><text:span text:style-name="T45">ecognition:</text:span> face recognition, fingerprint detection, feature (keypoints) detection, edge detection, corner detection</text:p>
            </text:list-item>
            <text:list-item>
              <text:p text:style-name="P39"><text:span text:style-name="T14">C</text:span><text:span text:style-name="T45">omputational </text:span><text:span text:style-name="T14">G</text:span><text:span text:style-name="T45">eometry:</text:span> Line Segment Intersection, Convex Hull Calculating, Polygon Triangulations, Orthogonal Range Searching, Point Location, Voronoi Diagrams, Delaunay Triangulations, Simple Robot Motion Planning</text:p>
            </text:list-item>
            <text:list-item>
              <text:p text:style-name="P39"><text:span text:style-name="T45">Linear </text:span><text:span text:style-name="T14">P</text:span><text:span text:style-name="T45">rogramming:</text:span> transportation theory, TSP, simplex method</text:p>
            </text:list-item>
            <text:list-item>
              <text:p text:style-name="P39"><text:span text:style-name="T14">C</text:span><text:span text:style-name="T45">lustering:</text:span> FOREL, k-means, fuzzy k-means</text:p>
            </text:list-item>
            <text:list-item>
              <text:p text:style-name="P39"><text:span text:style-name="T14">C</text:span><text:span text:style-name="T45">ryptography:</text:span> TEA, DEA</text:p>
            </text:list-item>
            <text:list-item>
              <text:p text:style-name="P39"><text:span text:style-name="T14">N</text:span><text:span text:style-name="T45">eural </text:span><text:span text:style-name="T14">N</text:span><text:span text:style-name="T45">etworks:</text:span> forecasting, minimizing, <text:span text:style-name="T20">classification</text:span></text:p>
            </text:list-item>
            <text:list-item>
              <text:p text:style-name="P39"><text:span text:style-name="T45">Machine learning:</text:span> SVM, Deep Neural Networks, Active Appearance Model</text:p>
            </text:list-item>
          </text:list>
        </text:list-item>
        <text:list-item>
          <text:p text:style-name="P38">Hardware / Embedded</text:p>
          <text:list>
            <text:list-item>
              <text:p text:style-name="P39"><text:span text:style-name="T12">PSoC:</text:span><text:span text:style-name="T18"> </text:span>Cypress PSoC 3</text:p>
            </text:list-item>
            <text:list-item>
              <text:p text:style-name="P39"><text:span text:style-name="T13">SBC:</text:span><text:span text:style-name="T19"> </text:span>Raspberry P<text:span text:style-name="T19">i</text:span></text:p>
            </text:list-item>
          </text:list>
        </text:list-item>
        <text:list-item>
          <text:p text:style-name="P38">Other Software</text:p>
          <text:list>
            <text:list-item>
              <text:p text:style-name="P39"><text:span text:style-name="T1">M</text:span><text:span text:style-name="T19">ATLAB</text:span>, SciLab, Maxima</text:p>
            </text:list-item>
            <text:list-item>
              <text:p text:style-name="P43">LabVIEW</text:p>
            </text:list-item>
          </text:list>
        </text:list-item>
      </text:list>
      <text:h text:style-name="P52" text:outline-level="2">Foreign <text:span text:style-name="T20">L</text:span>anguages <text:span text:style-name="T23">(Written/Spoken)</text:span></text:h>
      <text:section text:style-name="Sect2" text:name="Section5">
        <text:list xml:id="list2355464003995425054" text:style-name="L5">
          <text:list-item>
            <text:p text:style-name="P50"><text:span text:style-name="T41">Ukrainian</text:span><text:span text:style-name="T25"> (native/native)</text:span></text:p>
          </text:list-item>
          <text:list-item>
            <text:p text:style-name="P50"><text:span text:style-name="T41">Russian</text:span><text:span text:style-name="T25"> (perfect/perfect)</text:span></text:p>
          </text:list-item>
          <text:list-item>
            <text:p text:style-name="P50"><text:span text:style-name="T41">English</text:span><text:span text:style-name="T25"> (intermediate/intermediate)</text:span></text:p>
          </text:list-item>
          <text:list-item>
            <text:p text:style-name="P50"><text:span text:style-name="T41">Deutsch</text:span><text:span text:style-name="T25"> (Level A1 </text:span><text:soft-page-break/><text:span text:style-name="T25">(incomplete)/Level A1 (incomplete))</text:span></text:p>
          </text:list-item>
        </text:list>
      </text:section>
      <text:h text:style-name="P53" text:outline-level="2"><text:span text:style-name="T22">Technical</text:span> <text:span text:style-name="T22">Interests</text:span></text:h>
      <text:list xml:id="list5270903553261921785" text:style-name="L12">
        <text:list-item>
          <text:p text:style-name="P35"><text:span text:style-name="T39">Fast Threshold Clustering Algorithms</text:span></text:p>
        </text:list-item>
        <text:list-item>
          <text:p text:style-name="P35"><text:span text:style-name="T39">OpenCL</text:span></text:p>
        </text:list-item>
        <text:list-item>
          <text:p text:style-name="P35"><text:span text:style-name="T39">Artificial intelligence (AI)</text:span></text:p>
        </text:list-item>
        <text:list-item>
          <text:p text:style-name="P35"><text:span text:style-name="T39">M</text:span><text:span text:style-name="T26">achine Learning</text:span></text:p>
        </text:list-item>
        <text:list-item>
          <text:p text:style-name="P35"><text:span text:style-name="T39">Improve knowledge of CUDA Programming</text:span></text:p>
        </text:list-item>
        <text:list-item>
          <text:p text:style-name="P35"><text:span text:style-name="T39">VRP</text:span></text:p>
        </text:list-item>
      </text:list>
      <text:h text:style-name="P54" text:outline-level="2">Research Interests</text:h>
      <text:list xml:id="list1134924689242263300" text:style-name="L6">
        <text:list-item>
          <text:p text:style-name="P14">Data Processing</text:p>
        </text:list-item>
        <text:list-item>
          <text:p text:style-name="P14">Image Recognition</text:p>
        </text:list-item>
        <text:list-item>
          <text:p text:style-name="P14">Parallel Computing</text:p>
        </text:list-item>
      </text:list>
      <text:h text:style-name="P52" text:outline-level="2">Working Experience</text:h>
      <text:list xml:id="list8158570767479537864" text:style-name="L7">
        <text:list-item>
          <text:p text:style-name="P15">Vakoms Company</text:p>
        </text:list-item>
      </text:list>
      <text:section text:style-name="Sect3" text:name="Section6">
        <text:list xml:id="list200130853444211" text:continue-numbering="true" text:style-name="L7">
          <text:list-header>
            <text:p text:style-name="P44">93B Pasichna Street, Lviv, Ukraine, 79032</text:p>
            <text:p text:style-name="P45">17.06.2013 – Present</text:p>
          </text:list-header>
        </text:list>
      </text:section>
      <text:list xml:id="list200130618860518" text:continue-numbering="true" text:style-name="L7">
        <text:list-header>
          <text:p text:style-name="P15">Projects: 4</text:p>
          <text:list>
            <text:list-item>
              <text:p text:style-name="P33"><text:span text:style-name="T25">Project Name: </text:span><text:span text:style-name="T41">Oneboard</text:span></text:p>
              <text:p text:style-name="P21">Dates: 18.11.2012 – <text:span text:style-name="T23">Present</text:span></text:p>
              <text:p text:style-name="P21">Role: Developer (17.06.2013 – 01.04.2014 <text:span text:style-name="T23">(9 months)</text:span>), Main Developer (01.04.2014 — 01.11.2014 <text:span text:style-name="T23">(7 months)</text:span>)</text:p>
              <text:p text:style-name="P21">Description: A new planning &amp; management tool.</text:p>
              <text:p text:style-name="P21">Development tools and Technologies: Qt4, Qt5, zlib library (quazip), FTP, SMTP, MVC</text:p>
              <text:p text:style-name="P21">Customer: Daniel Burkhalter, tri-b-werk</text:p>
            </text:list-item>
            <text:list-item>
              <text:p text:style-name="P33"><text:span text:style-name="T25">Project Name: </text:span><text:span text:style-name="T41">Wi-Free for Android </text:span><text:span text:style-name="T28">(The VPN GUI Client for Android)</text:span></text:p>
              <text:p text:style-name="P21">Dates: 05.12.2013 – 14.02.2014</text:p>
              <text:p text:style-name="P22">Role: Main Developer <text:s/><text:span text:style-name="T23">(</text:span><text:span text:style-name="T1">05.12.2013 – 14.02.2014 </text:span><text:span text:style-name="T23">(2.5 months))</text:span></text:p>
              <text:p text:style-name="P21">Description: The VPN Client for Android</text:p>
              <text:p text:style-name="P21">Development tools and Technologies: Qt5, Android</text:p>
              <text:p text:style-name="P21">Customer: Jim S., Wi-Free Ltd</text:p>
            </text:list-item>
            <text:list-item>
              <text:p text:style-name="P33"><text:soft-page-break/><text:span text:style-name="T25"><text:s/>Project Name: </text:span><text:span text:style-name="T41">Predator </text:span><text:span text:style-name="T28">(Online Searching System)</text:span></text:p>
              <text:p text:style-name="P21">Dates: 27.11.2012 – 30.11.2015</text:p>
              <text:p text:style-name="P21">Role: Developer (14.05.2014 – 01.06.2014 <text:span text:style-name="T23">(0.5 months)</text:span>), Main Developer (01.06.2014 — 30.11.2015 <text:span text:style-name="T23">(18 months)</text:span>)</text:p>
              <text:p text:style-name="P21">Description: The program for the analysis of results of search engines, web scraping, matching the criterias, etc.</text:p>
              <text:p text:style-name="P21">Development tools and Technologies: Qt4, Qt5, zlib library (quazip), Hunspell library, JavaScript, PhantomJS, SMTP, TEA</text:p>
              <text:p text:style-name="P21">Customer: Antony Askew, Predator System</text:p>
            </text:list-item>
            <text:list-item>
              <text:p text:style-name="P33"><text:span text:style-name="T25">Project Name: </text:span><text:span text:style-name="T41">Biom.io</text:span></text:p>
              <text:p text:style-name="P21">Dates: 01.10.2014 – Present</text:p>
              <text:p text:style-name="P21">Role: Data Scientist and Python Developer (01.10.2014 – Present <text:span text:style-name="T23">(21 months)</text:span>)</text:p>
              <text:p text:style-name="P21">Description: The implementation of the main components of Biom.io infrastructure and communication protocols for user’s authentication, based on biometrics.</text:p>
              <text:p text:style-name="P21">Development tools and Technologies: Python, OpenCV, PyQt, NearPy, LSHash, OpenFace, Torch, Caffe, Mahotas, <text:span text:style-name="T23">Lua, Cython</text:span></text:p>
              <text:p text:style-name="P21">Customer: Boris Itkis, Dmitry Itkis</text:p>
            </text:list-item>
          </text:list>
        </text:list-header>
      </text:list>
      <text:h text:style-name="P55" text:outline-level="2">Research Experience</text:h>
      <text:list xml:id="list1071530423693943466" text:style-name="L8">
        <text:list-item>
          <text:p text:style-name="P51"><text:span text:style-name="T44">Undergraduate Research Assistant, Ivan Franko National University of Lviv, Ukraine, </text:span><text:span text:style-name="T37">February</text:span><text:span text:style-name="T44"> 2013 — Present</text:span></text:p>
          <text:list>
            <text:list-item>
              <text:p text:style-name="P47"><text:span text:style-name="T42">Advisor:</text:span><text:span text:style-name="T44"> Dr. Roman Shuwar</text:span></text:p>
            </text:list-item>
            <text:list-item>
              <text:p text:style-name="P47"><text:span text:style-name="T42">Area: </text:span><text:span text:style-name="T44">Parallel computing, image processing</text:span></text:p>
            </text:list-item>
          </text:list>
        </text:list-item>
      </text:list>
      <text:h text:style-name="P56" text:outline-level="2">Teaching Experience </text:h>
      <text:h text:style-name="P52" text:outline-level="2">Publications</text:h>
      <text:h text:style-name="P58" text:outline-level="3">Magazine Articles</text:h>
      <text:list xml:id="list5778207627280976074" text:style-name="L9">
        <text:list-item>
          <text:p text:style-name="P16">V. Parubochyi, R. Shuwar, D. Afanassyev. Image Upsampling with Randomized Interpolation. \\ Electronics and information technologies. Issue 5. - Lviv, 2015. - pp.180-189. </text:p>
          <text:p text:style-name="P16">[Online] Available: </text:p>
          <text:p text:style-name="P16"><text:a xlink:type="simple" xlink:href="http://eddragonwolf.github.io/publications/p_sum_01_2015.pdf" text:style-name="Internet_20_link" text:visited-style-name="Visited_20_Internet_20_Link">http://eddragonwolf.github.io/publications/p_sum_01_2015.pdf</text:a> </text:p>
          <text:p text:style-name="P23">A new method for upsampling of bitmap images based on randomized interpolation is described. A problem of aliasing, visibility of digital artifacts and accuracy of image analysis is discussed from the viewpoint of the nature of quantization error. A <text:soft-page-break/>possibility of obtaining a noise-like residual error and attenuation of regular artifacts by the method proposed is demonstrated.</text:p>
        </text:list-item>
        <text:list-item>
          <text:p text:style-name="P20">В. Парубочий, Р. Шувар. Реалізація гібридної архітектури кластерних обчислень. \\ [Подано до друку] - 2016.</text:p>
          <text:p text:style-name="P32">V. Parubochyi, R. Shuwar. Realization of hybrid architecture of cluster computing. [Ukrainian] \\ [Posted to print] - 2016.</text:p>
          <text:p text:style-name="P20">[Online] Available: <text:span text:style-name="T1">Not yet.</text:span></text:p>
          <text:p text:style-name="P30"><text:span text:style-name="T1">This article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The results of processing and substantiation and comparison of the results are given in the last part of the article.</text:span></text:p>
        </text:list-item>
      </text:list>
      <text:h text:style-name="P58" text:outline-level="3">Conference Proceedings</text:h>
      <text:list xml:id="list333810640670069356" text:style-name="L10">
        <text:list-item>
          <text:p text:style-name="P17">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24"><text:span text:style-name="T1">V. Parubochyi, </text:span>R. Sulymko, R. Shuwar. The implementation of the hybrid architecture of cluster computing. <text:span text:style-name="T21">[Ukrainian] </text:span><text:span text:style-name="T1">\\ V Scientific Conference "Electronics and Information Technology" (</text:span><text:span text:style-name="T22">ELIT</text:span><text:span text:style-name="T1">-2013) – Lviv-</text:span><text:span text:style-name="T21">Chynadiyevo, Ukraine, August 29 - <text:s/>September 1, 2013.</text:span></text:p>
          <text:p text:style-name="P25">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17">В. Парубочий, Р. Шувар. Технологія CUDA — реалізація неграфічних обчислень на GPGPU. \\ Матеріали FOSS Lviv 2014 - Львів, 2014.</text:p>
          <text:p text:style-name="P26">V. Parubochyi, R. Shuwar. Technology CUDA - implementation of the non-graphical computing on GPGPU. [Ukrainian] \\ International Scientific Conference FOSS Lviv-2014 – Lviv, Ukraine, 2014.</text:p>
          <text:p text:style-name="P25">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list-item>
        <text:list-item>
          <text:p text:style-name="P18"><text:soft-page-break/>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29">V. Parubochyi, R. Kovtko, R. Shuwar. Investigation of the effectiveness of threshold segmentation algorithm using cuFFT library. [Ukrainian] \\ VI Ukrainian-Polish Scientific Conference "Electronics and Information Technology" (ELIT-2014) – Lviv-Chynadiyevo, Ukraine, August 28-31, 2014.</text:p>
          <text:p text:style-name="P27">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технології неграфічних обчислень загального призначення CUDA.</text:p>
        </text:list-item>
        <text:list-item>
          <text:p text:style-name="P18">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31">V. Parubochyi, R. Shuwar, D. Afanassyev. Image randomization using spatial triangulation. [Ukrainian] \\ VI Ukrainian-Polish Scientific Conference "Electronics and Information Technology" (ELIT-2014) – Lviv-Chynadiyevo, Ukraine, August 28-31, 2014.</text:p>
          <text:p text:style-name="P27">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між двома вихідними пікселями зображень і не враховує особливостей самого зображення.</text:p>
        </text:list-item>
        <text:list-item>
          <text:p text:style-name="P18">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31">D. Afanassyev, V. Parubochyi, R. Shuwar, L. Dudko, S. Kramskyi. Using of method of randomized superdiscretization for improve informativeness of medical images. [Ukrainian] \\ V Scientific Conference "Physical Methods in Ecology, Biology and Medicine" (ECOCONF-2014) – Lviv-Vorokhta, Ukraine, September 18-21, 2014.</text:p>
          <text:p text:style-name="P27">A method of image upsampling based on randimized array of pixels is proposed for enhancing the information quality of medical images. The coherent error of image reconstruction is transformed into a less noticeable random noise, thus enhancing the recognition of fine detail.</text:p>
        </text:list-item>
        <text:list-item>
          <text:p text:style-name="P18"><text:soft-page-break/>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27">У роботі запропоновано застосувати метод стохастичної наддискретизації для обробки raw зображень з метою зменшення спотворень дебайеризованого зображення.</text:p>
        </text:list-item>
        <text:list-item>
          <text:p text:style-name="P18">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27">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suitable for the further processing and may relax the requirements for digital and analog low-pass filters in the signal reconstruction path.</text:p>
        </text:list-item>
      </text:list>
      <text:h text:style-name="P59" text:outline-level="3">Thesis</text:h>
      <text:list xml:id="list5563552160884885378" text:style-name="L11">
        <text:list-item>
          <text:p text:style-name="P19">Бакалаврська робота. Реалізація алгоритмів сегментації на кластері гібридної архітектури. Науковий керівник: Доц. Роман Шувар. 2014.</text:p>
          <text:p text:style-name="P34"><text:span text:style-name="T25">The Bachelor Thesis. Implementation of segmentation algorithms on a cluster of hybrid architecture </text:span><text:span text:style-name="T26">[Ukrainian]</text:span><text:span text:style-name="T25">. Science supervisor: Dr. Roman Shuwar. 2014.</text:span></text:p>
          <text:p text:style-name="P28">This thesis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In addition, based on the software framework is implemented threshold segmentation algorithm based on Fourier transform and the results of its work.</text:p>
        </text:list-item>
      </text:list>
      <text:h text:style-name="P60" text:outline-level="3"><text:span text:style-name="T24">Hobbies</text:span></text:h>
      <text:list xml:id="list7039831965817446752" text:style-name="L13">
        <text:list-item>
          <text:p text:style-name="P36"><text:span text:style-name="T26">Wood carving</text:span></text:p>
        </text:list-item>
        <text:list-item>
          <text:p text:style-name="P36"><text:span text:style-name="T26">Literature, Poetry</text:span></text:p>
        </text:list-item>
        <text:list-item>
          <text:p text:style-name="P36"><text:span text:style-name="T26">History, Herald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25a9dc" officeooo:paragraph-rsid="0025a9dc"/>
    </style:style>
    <style:style style:name="MT1" style:family="text">
      <style:text-properties officeooo:rsid="0029195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st Update: 2016.06.<text:span text:style-name="MT1">3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06-30T20:01:29.282000000</dc:date>
    <meta:editing-duration>PT1H57M34S</meta:editing-duration>
    <meta:editing-cycles>11</meta:editing-cycles>
    <meta:generator>LibreOffice/5.1.3.2$Windows_x86 LibreOffice_project/644e4637d1d8544fd9f56425bd6cec110e49301b</meta:generator>
    <meta:document-statistic meta:table-count="0" meta:image-count="0" meta:object-count="0" meta:page-count="8" meta:paragraph-count="196" meta:word-count="2043" meta:character-count="14860" meta:non-whitespace-character-count="13145"/>
  </office:meta>
</office:document-meta>
</file>